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2.854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palLengthCm</text:p>
          </table:table-cell>
          <table:table-cell table:style-name="ce1" office:value-type="string" calcext:value-type="string">
            <text:p>SepalWidthCm</text:p>
          </table:table-cell>
          <table:table-cell table:style-name="ce1" office:value-type="string" calcext:value-type="string">
            <text:p>PetalLengthCm</text:p>
          </table:table-cell>
          <table:table-cell table:style-name="ce1" office:value-type="string" calcext:value-type="string">
            <text:p>PetalWidthCm</text:p>
          </table:table-cell>
          <table:table-cell table:style-name="ce1" office:value-type="string" calcext:value-type="string">
            <text:p>Speci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Iris-setosa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Iris-versicolor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7.3" calcext:value-type="float">
            <text:p>7,3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7.4" calcext:value-type="float">
            <text:p>7,4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string" calcext:value-type="string">
            <text:p>Iris-virginica</text:p>
          </table:table-cell>
        </table:table-row>
        <table:table-row table:style-name="ro1" table:number-rows-repeated="10484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0T18:10:29.675809140</dc:date>
    <meta:editing-duration>PT46S</meta:editing-duration>
    <meta:editing-cycles>1</meta:editing-cycles>
    <meta:document-statistic meta:table-count="1" meta:cell-count="906" meta:object-count="0"/>
    <meta:generator>LibreOfficeDev/25.8.0.0.alpha0$Linux_X86_64 LibreOffice_project/8c74df27aad015eec75c24306904c8c73f3ab4f5</meta:generator>
  </office:meta>
</office:document-meta>
</file>